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b1a7" officeooo:paragraph-rsid="0017b1a7" style:font-weight-asian="bold" style:font-weight-complex="bold"/>
    </style:style>
    <style:style style:name="P2" style:family="paragraph" style:parent-style-name="Standard">
      <style:text-properties fo:font-weight="bold" officeooo:rsid="00195a49" officeooo:paragraph-rsid="00195a49" style:font-weight-asian="bold" style:font-weight-complex="bold"/>
    </style:style>
    <style:style style:name="P3" style:family="paragraph" style:parent-style-name="Standard">
      <style:text-properties fo:font-weight="bold" officeooo:rsid="001a1789" officeooo:paragraph-rsid="001a1789" style:font-weight-asian="bold" style:font-weight-complex="bold"/>
    </style:style>
    <style:style style:name="P4" style:family="paragraph" style:parent-style-name="Standard">
      <style:text-properties fo:font-weight="bold" officeooo:rsid="001ac7c8" officeooo:paragraph-rsid="001ac7c8" style:font-weight-asian="bold" style:font-weight-complex="bold"/>
    </style:style>
    <style:style style:name="P5" style:family="paragraph" style:parent-style-name="Standard">
      <style:text-properties fo:font-weight="bold" officeooo:rsid="001affcf" officeooo:paragraph-rsid="001affcf" style:font-weight-asian="bold" style:font-weight-complex="bold"/>
    </style:style>
    <style:style style:name="P6" style:family="paragraph" style:parent-style-name="Standard">
      <style:text-properties officeooo:rsid="00195a49" officeooo:paragraph-rsid="00195a49"/>
    </style:style>
    <style:style style:name="P7" style:family="paragraph" style:parent-style-name="Standard">
      <style:text-properties officeooo:rsid="001a1789" officeooo:paragraph-rsid="001a1789"/>
    </style:style>
    <style:style style:name="P8" style:family="paragraph" style:parent-style-name="Standard">
      <style:text-properties fo:font-weight="normal" officeooo:rsid="001affcf" officeooo:paragraph-rsid="001affcf" style:font-weight-asian="normal" style:font-weight-complex="normal"/>
    </style:style>
    <style:style style:name="P9" style:family="paragraph" style:parent-style-name="Standard" style:list-style-name="L1">
      <style:text-properties officeooo:rsid="00195a49" officeooo:paragraph-rsid="00195a49"/>
    </style:style>
    <style:style style:name="P10" style:family="paragraph" style:parent-style-name="Standard">
      <style:text-properties officeooo:rsid="00195a49" officeooo:paragraph-rsid="00195a49"/>
    </style:style>
    <style:style style:name="P11" style:family="paragraph" style:parent-style-name="Standard">
      <style:text-properties officeooo:rsid="00195a49" officeooo:paragraph-rsid="00213101"/>
    </style:style>
    <style:style style:name="P12" style:family="paragraph" style:parent-style-name="Standard" style:list-style-name="L10">
      <style:text-properties officeooo:rsid="00195a49" officeooo:paragraph-rsid="00213101"/>
    </style:style>
    <style:style style:name="P13" style:family="paragraph" style:parent-style-name="Standard">
      <style:text-properties officeooo:rsid="00195a49" officeooo:paragraph-rsid="002233ba"/>
    </style:style>
    <style:style style:name="P14" style:family="paragraph" style:parent-style-name="Standard" style:list-style-name="L14">
      <style:text-properties officeooo:rsid="00195a49" officeooo:paragraph-rsid="00353a80"/>
    </style:style>
    <style:style style:name="P15" style:family="paragraph" style:parent-style-name="Standard">
      <style:text-properties officeooo:rsid="00195a49" officeooo:paragraph-rsid="00353a80"/>
    </style:style>
    <style:style style:name="P16" style:family="paragraph" style:parent-style-name="Standard" style:list-style-name="L2">
      <style:text-properties officeooo:rsid="001a1789" officeooo:paragraph-rsid="001a1789"/>
    </style:style>
    <style:style style:name="P17" style:family="paragraph" style:parent-style-name="Standard" style:list-style-name="L3">
      <style:text-properties fo:font-weight="normal" officeooo:rsid="001affcf" officeooo:paragraph-rsid="001affcf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1affcf" officeooo:paragraph-rsid="001affcf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1affcf" officeooo:paragraph-rsid="001affcf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1affcf" officeooo:paragraph-rsid="001affcf" style:font-weight-asian="normal" style:font-weight-complex="normal"/>
    </style:style>
    <style:style style:name="P21" style:family="paragraph" style:parent-style-name="Standard">
      <style:text-properties fo:font-weight="normal" officeooo:rsid="001affcf" officeooo:paragraph-rsid="00195a49" style:font-weight-asian="normal" style:font-weight-complex="normal"/>
    </style:style>
    <style:style style:name="P22" style:family="paragraph" style:parent-style-name="Standard" style:list-style-name="L3">
      <style:text-properties fo:font-weight="normal" officeooo:paragraph-rsid="001affcf" style:font-weight-asian="normal" style:font-weight-complex="normal"/>
    </style:style>
    <style:style style:name="P23" style:family="paragraph" style:parent-style-name="Standard" style:list-style-name="L5">
      <style:text-properties fo:font-weight="normal" officeooo:paragraph-rsid="001affcf" style:font-weight-asian="normal" style:font-weight-complex="normal"/>
    </style:style>
    <style:style style:name="P24" style:family="paragraph" style:parent-style-name="Standard" style:list-style-name="L6">
      <style:text-properties fo:font-weight="normal" officeooo:paragraph-rsid="001affcf" style:font-weight-asian="normal" style:font-weight-complex="normal"/>
    </style:style>
    <style:style style:name="P25" style:family="paragraph" style:parent-style-name="Standard" style:list-style-name="L11">
      <style:text-properties fo:font-weight="normal" officeooo:rsid="00195a49" officeooo:paragraph-rsid="002233ba" style:font-weight-asian="normal" style:font-weight-complex="normal"/>
    </style:style>
    <style:style style:name="P26" style:family="paragraph" style:parent-style-name="Standard" style:list-style-name="L11">
      <style:text-properties fo:font-weight="normal" officeooo:rsid="00195a49" officeooo:paragraph-rsid="0022befa" style:font-weight-asian="normal" style:font-weight-complex="normal"/>
    </style:style>
    <style:style style:name="P27" style:family="paragraph" style:parent-style-name="Standard" style:list-style-name="L11">
      <style:text-properties fo:font-weight="normal" officeooo:rsid="00195a49" officeooo:paragraph-rsid="00284ebc" style:font-weight-asian="normal" style:font-weight-complex="normal"/>
    </style:style>
    <style:style style:name="P28" style:family="paragraph" style:parent-style-name="Standard" style:list-style-name="L11">
      <style:text-properties fo:font-weight="normal" officeooo:rsid="00195a49" officeooo:paragraph-rsid="0029e736" style:font-weight-asian="normal" style:font-weight-complex="normal"/>
    </style:style>
    <style:style style:name="P29" style:family="paragraph" style:parent-style-name="Standard" style:list-style-name="L11">
      <style:text-properties fo:font-weight="normal" officeooo:rsid="00195a49" officeooo:paragraph-rsid="002b9b8f" style:font-weight-asian="normal" style:font-weight-complex="normal"/>
    </style:style>
    <style:style style:name="P30" style:family="paragraph" style:parent-style-name="Standard" style:list-style-name="L11">
      <style:text-properties fo:font-weight="normal" officeooo:rsid="00195a49" officeooo:paragraph-rsid="002c34b8" style:font-weight-asian="normal" style:font-weight-complex="normal"/>
    </style:style>
    <style:style style:name="P31" style:family="paragraph" style:parent-style-name="Standard" style:list-style-name="L11">
      <style:text-properties fo:font-weight="normal" officeooo:rsid="00195a49" officeooo:paragraph-rsid="002e71f9" style:font-weight-asian="normal" style:font-weight-complex="normal"/>
    </style:style>
    <style:style style:name="P32" style:family="paragraph" style:parent-style-name="Standard">
      <style:text-properties fo:font-weight="normal" officeooo:rsid="00195a49" officeooo:paragraph-rsid="002c34b8" style:font-weight-asian="normal" style:font-weight-complex="normal"/>
    </style:style>
    <style:style style:name="P33" style:family="paragraph" style:parent-style-name="Standard" style:list-style-name="L15">
      <style:text-properties fo:font-weight="normal" officeooo:rsid="00195a49" officeooo:paragraph-rsid="00353a80" style:font-weight-asian="normal" style:font-weight-complex="normal"/>
    </style:style>
    <style:style style:name="P34" style:family="paragraph" style:parent-style-name="Standard">
      <style:text-properties fo:font-weight="normal" officeooo:rsid="00195a49" officeooo:paragraph-rsid="00353a80" style:font-weight-asian="normal" style:font-weight-complex="normal"/>
    </style:style>
    <style:style style:name="P35" style:family="paragraph" style:parent-style-name="Standard" style:list-style-name="L8">
      <style:text-properties officeooo:paragraph-rsid="00195a49"/>
    </style:style>
    <style:style style:name="P36" style:family="paragraph" style:parent-style-name="Standard" style:list-style-name="L8">
      <style:text-properties officeooo:paragraph-rsid="00213101"/>
    </style:style>
    <style:style style:name="P37" style:family="paragraph" style:parent-style-name="Standard" style:list-style-name="L8">
      <style:text-properties officeooo:paragraph-rsid="00353a80"/>
    </style:style>
    <style:style style:name="P38" style:family="paragraph" style:parent-style-name="Standard">
      <style:text-properties fo:font-weight="bold" officeooo:rsid="00195a49" officeooo:paragraph-rsid="00195a49" style:font-weight-asian="bold" style:font-weight-complex="bold"/>
    </style:style>
    <style:style style:name="P39" style:family="paragraph" style:parent-style-name="Standard">
      <style:text-properties fo:font-weight="bold" officeooo:rsid="00195a49" officeooo:paragraph-rsid="00213101" style:font-weight-asian="bold" style:font-weight-complex="bold"/>
    </style:style>
    <style:style style:name="P40" style:family="paragraph" style:parent-style-name="Standard">
      <style:text-properties fo:font-weight="bold" officeooo:rsid="00195a49" officeooo:paragraph-rsid="00353a80" style:font-weight-asian="bold" style:font-weight-complex="bold"/>
    </style:style>
    <style:style style:name="P41" style:family="paragraph" style:parent-style-name="Standard">
      <style:text-properties fo:font-weight="bold" officeooo:paragraph-rsid="002e71f9" style:font-weight-asian="bold" style:font-weight-complex="bold"/>
    </style:style>
    <style:style style:name="P42" style:family="paragraph" style:parent-style-name="Standard">
      <style:text-properties fo:font-weight="bold" officeooo:paragraph-rsid="003104d8" style:font-weight-asian="bold" style:font-weight-complex="bold"/>
    </style:style>
    <style:style style:name="P43" style:family="paragraph" style:parent-style-name="Standard">
      <style:text-properties fo:font-weight="bold" officeooo:paragraph-rsid="00353a80" style:font-weight-asian="bold" style:font-weight-complex="bold"/>
    </style:style>
    <style:style style:name="P44" style:family="paragraph" style:parent-style-name="Standard">
      <style:text-properties officeooo:paragraph-rsid="001affcf"/>
    </style:style>
    <style:style style:name="P45" style:family="paragraph" style:parent-style-name="Standard" style:list-style-name="L11">
      <style:text-properties officeooo:paragraph-rsid="002df5c7"/>
    </style:style>
    <style:style style:name="P46" style:family="paragraph" style:parent-style-name="Standard">
      <style:text-properties officeooo:paragraph-rsid="002df5c7"/>
    </style:style>
    <style:style style:name="P47" style:family="paragraph" style:parent-style-name="Standard">
      <style:text-properties officeooo:paragraph-rsid="002e71f9"/>
    </style:style>
    <style:style style:name="P48" style:family="paragraph" style:parent-style-name="Standard" style:list-style-name="L15">
      <style:text-properties officeooo:paragraph-rsid="00353a80"/>
    </style:style>
    <style:style style:name="P49" style:family="paragraph" style:parent-style-name="Standard">
      <style:text-properties officeooo:paragraph-rsid="00353a80"/>
    </style:style>
    <style:style style:name="T1" style:family="text">
      <style:text-properties officeooo:rsid="001affcf"/>
    </style:style>
    <style:style style:name="T2" style:family="text">
      <style:text-properties officeooo:rsid="001b4a8e"/>
    </style:style>
    <style:style style:name="T3" style:family="text">
      <style:text-properties officeooo:rsid="001e673b"/>
    </style:style>
    <style:style style:name="T4" style:family="text">
      <style:text-properties officeooo:rsid="00195a49"/>
    </style:style>
    <style:style style:name="T5" style:family="text">
      <style:text-properties officeooo:rsid="00202886"/>
    </style:style>
    <style:style style:name="T6" style:family="text">
      <style:text-properties officeooo:rsid="00203822"/>
    </style:style>
    <style:style style:name="T7" style:family="text">
      <style:text-properties officeooo:rsid="00213101"/>
    </style:style>
    <style:style style:name="T8" style:family="text">
      <style:text-properties officeooo:rsid="002233ba"/>
    </style:style>
    <style:style style:name="T9" style:family="text">
      <style:text-properties officeooo:rsid="0022befa"/>
    </style:style>
    <style:style style:name="T10" style:family="text">
      <style:text-properties officeooo:rsid="0022ef33"/>
    </style:style>
    <style:style style:name="T11" style:family="text">
      <style:text-properties officeooo:rsid="0027db5f"/>
    </style:style>
    <style:style style:name="T12" style:family="text">
      <style:text-properties officeooo:rsid="00284ebc"/>
    </style:style>
    <style:style style:name="T13" style:family="text">
      <style:text-properties officeooo:rsid="0029e73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4ebc" style:font-weight-asian="bold" style:font-weight-complex="bold"/>
    </style:style>
    <style:style style:name="T16" style:family="text">
      <style:text-properties fo:font-weight="bold" officeooo:rsid="002c34b8" style:font-weight-asian="bold" style:font-weight-complex="bold"/>
    </style:style>
    <style:style style:name="T17" style:family="text">
      <style:text-properties officeooo:rsid="002b9b8f"/>
    </style:style>
    <style:style style:name="T18" style:family="text">
      <style:text-properties officeooo:rsid="002c34b8"/>
    </style:style>
    <style:style style:name="T19" style:family="text">
      <style:text-properties officeooo:rsid="002df5c7"/>
    </style:style>
    <style:style style:name="T20" style:family="text">
      <style:text-properties fo:font-weight="normal" officeooo:rsid="002df5c7" style:font-weight-asian="normal" style:font-weight-complex="normal"/>
    </style:style>
    <style:style style:name="T21" style:family="text">
      <style:text-properties fo:font-weight="normal" officeooo:rsid="002c34b8" style:font-weight-asian="normal" style:font-weight-complex="normal"/>
    </style:style>
    <style:style style:name="T22" style:family="text">
      <style:text-properties fo:font-weight="normal" officeooo:rsid="002e71f9" style:font-weight-asian="normal" style:font-weight-complex="normal"/>
    </style:style>
    <style:style style:name="T23" style:family="text">
      <style:text-properties fo:font-weight="normal" officeooo:rsid="003104d8" style:font-weight-asian="normal" style:font-weight-complex="normal"/>
    </style:style>
    <style:style style:name="T24" style:family="text">
      <style:text-properties fo:font-weight="normal" officeooo:rsid="00327979" style:font-weight-asian="normal" style:font-weight-complex="normal"/>
    </style:style>
    <style:style style:name="T25" style:family="text">
      <style:text-properties officeooo:rsid="002e71f9"/>
    </style:style>
    <style:style style:name="T26" style:family="text">
      <style:text-properties officeooo:rsid="003104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databases</text:p>
      <text:p text:style-name="P6"/>
      <text:p text:style-name="P2">Database management systems</text:p>
      <text:p text:style-name="P6">Collection of interrelated data and a set of programs/tools to access them</text:p>
      <text:p text:style-name="P6"/>
      <text:p text:style-name="P2">Level of data abstraction(Figure 80)</text:p>
      <text:list xml:id="list1621498815814264738" text:style-name="L1">
        <text:list-item>
          <text:p text:style-name="P9">View level – Hides the complexity of the logical view provides of the whole database with all the variety of info present</text:p>
        </text:list-item>
        <text:list-item>
          <text:p text:style-name="P9">Logical view – Describes what data and relationships existing between data.</text:p>
        </text:list-item>
        <text:list-item>
          <text:p text:style-name="P9">Physical data – How data is stored in complex low-level structures.</text:p>
        </text:list-item>
      </text:list>
      <text:p text:style-name="P21"/>
      <text:p text:style-name="P40">Data model</text:p>
      <text:list xml:id="list1685462949116837022" text:style-name="L8">
        <text:list-item>
          <text:p text:style-name="P37"><text:span text:style-name="T3">A</text:span><text:span text:style-name="T4"> collection of conceptual tools for describing data, data relationships, data semantics and consistency constraints.</text:span></text:p>
        </text:list-item>
        <text:list-item>
          <text:p text:style-name="P37"><text:span text:style-name="T5">A collection of concepts used to descri</text:span><text:span text:style-name="T6">b</text:span><text:span text:style-name="T5">e the structure of a database – data types, relationships, and constraints that should hold for the data.</text:span></text:p>
        </text:list-item>
        <text:list-item>
          <text:p text:style-name="P37"><text:span text:style-name="T5">A vocabulary to describe the structure of a database.</text:span></text:p>
        </text:list-item>
      </text:list>
      <text:p text:style-name="P15"/>
      <text:p text:style-name="P40"><text:span text:style-name="T3">Categories of data models</text:span></text:p>
      <text:list xml:id="list5601847505666143335" text:style-name="L14">
        <text:list-item>
          <text:p text:style-name="P14"><text:span text:style-name="T5">High level or Conceptual data model(ER model, EER model, UML model)</text:span></text:p>
        </text:list-item>
        <text:list-item>
          <text:p text:style-name="P14"><text:span text:style-name="T5">Implementation or Representational data model(Relational data model, Object-oriented data model)</text:span></text:p>
        </text:list-item>
        <text:list-item>
          <text:p text:style-name="P14"><text:span text:style-name="T5">Low level of physical data model(Vendor specific)</text:span></text:p>
        </text:list-item>
      </text:list>
      <text:p text:style-name="P15"><text:span text:style-name="T5"/></text:p>
      <text:p text:style-name="P40"><text:span text:style-name="T7">Sc</text:span><text:span text:style-name="T8">hema</text:span></text:p>
      <text:p text:style-name="P15"><text:span text:style-name="T8">Description of a database</text:span></text:p>
      <text:p text:style-name="P40"><text:span text:style-name="T5"/></text:p>
      <text:p text:style-name="P40"><text:span text:style-name="T5">Three</text:span><text:span text:style-name="T6">-schema architecture</text:span></text:p>
      <text:list xml:id="list6299091209619745380" text:style-name="L15">
        <text:list-item>
          <text:p text:style-name="P33"><text:span text:style-name="T8">Describes the schema of a database at three different levels</text:span></text:p>
        </text:list-item>
        <text:list-item>
          <text:p text:style-name="P33"><text:span text:style-name="T8">The goal is to achieve </text:span><text:span text:style-name="T9">true data independence.</text:span></text:p>
        </text:list-item>
        <text:list-item>
          <text:p text:style-name="P33"><text:span text:style-name="T9">Schema's are</text:span></text:p>
          <text:list>
            <text:list-item>
              <text:p text:style-name="P33"><text:span text:style-name="T9">Internal schema at the internal level</text:span></text:p>
              <text:list>
                <text:list-item>
                  <text:p text:style-name="P33"><text:span text:style-name="T9">Description of the physical structure of the database –</text:span><text:span text:style-name="T11"> data storage and access path details for the database.</text:span></text:p>
                </text:list-item>
              </text:list>
            </text:list-item>
            <text:list-item>
              <text:p text:style-name="P33"><text:span text:style-name="T9">Conceptual schema at the conceptual level</text:span></text:p>
              <text:list>
                <text:list-item>
                  <text:p text:style-name="P33"><text:span text:style-name="T9">Description of logical structure </text:span><text:span text:style-name="T10">of database for a community of users in terms of entities, relationships, constraints, operations and data types.</text:span></text:p>
                </text:list-item>
                <text:list-item>
                  <text:p text:style-name="P33"><text:span text:style-name="T12">Typically is an implementation of a representational model.</text:span></text:p>
                </text:list-item>
              </text:list>
            </text:list-item>
            <text:list-item>
              <text:p text:style-name="P33"><text:span text:style-name="T12">External </text:span><text:span text:style-name="T15">schema's</text:span><text:span text:style-name="T12"> at external/view level</text:span></text:p>
              <text:list>
                <text:list-item>
                  <text:p text:style-name="P33"><text:span text:style-name="T13">Each schema is a description of a part of a database a user group is interested in.</text:span></text:p>
                </text:list-item>
                <text:list-item>
                  <text:p text:style-name="P33"><text:span text:style-name="T12">Typically is an implementation of a representational model. </text:span><text:span text:style-name="T17">In most DBMS's that support user views the external schema's are specified using the same data model that describes the conceptual level information</text:span></text:p>
                  <text:p text:style-name="P33"><text:span text:style-name="T17">Example</text:span></text:p>
                  <text:list>
                    <text:list-item>
                      <text:p text:style-name="P33"><text:span text:style-name="T17"><text:s/>Oracle uses the relational data model to specify the conceptual and external schema</text:span></text:p>
                    </text:list-item>
                    <text:list-item>
                      <text:p text:style-name="P33"><text:span text:style-name="T17">UDB from IBM though uses object-oriented model to specify its external schema and relational data model to specify its conceptual schema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18">A DBMS maps a request addressed to an external view by a user group to a request to the conceptual schema and then to the physical schema for processing over the database. These </text:span><text:soft-page-break/><text:span text:style-name="T18">mappings are time consuming and so some DBMS do not support external views.</text:span></text:p>
        </text:list-item>
      </text:list>
      <text:p text:style-name="P34"><text:span text:style-name="T18"/></text:p>
      <text:p text:style-name="P49"><text:span text:style-name="T16">Logical data independence</text:span></text:p>
      <text:p text:style-name="P49"><text:span text:style-name="T21">Is the capacity to change the conceptual schema of the database without having to change the external schema's or the applications. </text:span><text:span text:style-name="T20">These changes are</text:span></text:p>
      <text:list xml:id="list1508544915" text:continue-numbering="true" text:style-name="L15">
        <text:list-item>
          <text:p text:style-name="P33"><text:span text:style-name="T19">Changing constraints</text:span></text:p>
        </text:list-item>
        <text:list-item>
          <text:p text:style-name="P33"><text:span text:style-name="T19">Expanding the database by adding a new record type</text:span></text:p>
        </text:list-item>
        <text:list-item>
          <text:p text:style-name="P33"><text:span text:style-name="T19">Reducing the database by removing a record type</text:span></text:p>
          <text:p text:style-name="P48"><text:span text:style-name="T21">External schemas here means external schemas that refer only to the unaffected parts of the conceptual schema. </text:span></text:p>
        </text:list-item>
      </text:list>
      <text:p text:style-name="P49"><text:span text:style-name="T21"/></text:p>
      <text:p text:style-name="P43"><text:span text:style-name="T25">Physical data independence</text:span></text:p>
      <text:p text:style-name="P49"><text:span text:style-name="T22">Is the capacity to change the physical schema of the database without having to change the conceptual schema and hence the external schema and applications. </text:span><text:span text:style-name="T23">Physical data independence exists in most databases.</text:span></text:p>
      <text:p text:style-name="P49"><text:span text:style-name="T23"/></text:p>
      <text:p text:style-name="P43"><text:span text:style-name="T26">How is data independence achieved</text:span></text:p>
      <text:p text:style-name="P15"><text:span text:style-name="T23">The catalog of the database stores </text:span><text:span text:style-name="T24">informations required to map requests and data between various levels. Thus when schema at one level changes at a level, the schema at the higher levels remains unchanged while the mapping between the two level changes.</text:span></text:p>
      <text:p text:style-name="P2"/>
      <text:p text:style-name="P2">Database instance</text:p>
      <text:p text:style-name="P6">Snapshot of the information of the data at a particular moment is called an instance.</text:p>
      <text:p text:style-name="P6"/>
      <text:p text:style-name="P6"><text:span text:style-name="T14">DDL – Data definition language</text:span></text:p>
      <text:p text:style-name="P6">Part of a DBMS. Used to specify and create a database schema.</text:p>
      <text:p text:style-name="P6"/>
      <text:p text:style-name="P2">DSDL – data storage and definition language</text:p>
      <text:p text:style-name="P6">Part of a DBMS. Used to specify storage and access methods of a database schema</text:p>
      <text:p text:style-name="P6"/>
      <text:p text:style-name="P2">DML – Data manipulation language</text:p>
      <text:p text:style-name="P6">Used to access and manipulate data as organized by the appropriate data model.</text:p>
      <text:p text:style-name="P6"/>
      <text:p text:style-name="P2">Procedural DML's</text:p>
      <text:p text:style-name="P6">Require user to specify how to get data in addition with what to get. Not in wide use now</text:p>
      <text:p text:style-name="P6"/>
      <text:p text:style-name="P2">Non-procedural DML</text:p>
      <text:p text:style-name="P6">Require for only what data to be obtained</text:p>
      <text:p text:style-name="P6"/>
      <text:p text:style-name="P3">Methods to access DB's from apps</text:p>
      <text:list xml:id="list6711439624245374468" text:style-name="L2">
        <text:list-item>
          <text:p text:style-name="P16">DBMS provides PAI's that can be used to send DML and DDL statements to a DB</text:p>
          <text:p text:style-name="P16">Example: ODBC for use with C language, JDBC for use with Java</text:p>
        </text:list-item>
        <text:list-item>
          <text:p text:style-name="P16">Host language consists of constructs to specify DML statements. A DML precompiler converts DML statements to normal procedure calls in the host language.</text:p>
        </text:list-item>
      </text:list>
      <text:p text:style-name="P7"/>
      <text:p text:style-name="P3">Database system structure(Figure 81)</text:p>
      <text:p text:style-name="P7"/>
      <text:p text:style-name="P4">Database application architecture(Figure 82)</text:p>
      <text:p text:style-name="P4"/>
      <text:p text:style-name="P5">Disadvantages of DBMS</text:p>
      <text:list xml:id="list2071273941542308731" text:style-name="L3">
        <text:list-item>
          <text:p text:style-name="P17">Setting up and management is not trivial</text:p>
        </text:list-item>
        <text:list-item>
          <text:p text:style-name="P22"><text:span text:style-name="T1">Performance penal</text:span><text:span text:style-name="T2">t</text:span><text:span text:style-name="T1">y due to complexity</text:span></text:p>
        </text:list-item>
      </text:list>
      <text:p text:style-name="P8"><text:soft-page-break/></text:p>
      <text:p text:style-name="P5">Non-procedural languages</text:p>
      <text:list xml:id="list9083550180173141397" text:style-name="L4">
        <text:list-item>
          <text:p text:style-name="P18">Lisp</text:p>
        </text:list-item>
        <text:list-item>
          <text:p text:style-name="P18">Prolog</text:p>
        </text:list-item>
      </text:list>
      <text:p text:style-name="P8"/>
      <text:p text:style-name="P5">Issues with files as databases</text:p>
      <text:list xml:id="list7685798833085274691" text:style-name="L5">
        <text:list-item>
          <text:p text:style-name="P19">Data redundancy</text:p>
        </text:list-item>
        <text:list-item>
          <text:p text:style-name="P23"><text:span text:style-name="T1">Data inconsist</text:span><text:span text:style-name="T2">e</text:span><text:span text:style-name="T1">ncy</text:span></text:p>
        </text:list-item>
        <text:list-item>
          <text:p text:style-name="P19">Difficult in accessing data(Lack of tools)</text:p>
        </text:list-item>
        <text:list-item>
          <text:p text:style-name="P19">Lack of integrity constraints</text:p>
        </text:list-item>
        <text:list-item>
          <text:p text:style-name="P23"><text:span text:style-name="T1">Atomic</text:span><text:span text:style-name="T2">i</text:span><text:span text:style-name="T1">ty problems</text:span></text:p>
        </text:list-item>
        <text:list-item>
          <text:p text:style-name="P19">Concurrent access anomalies</text:p>
        </text:list-item>
        <text:list-item>
          <text:p text:style-name="P19">Lack of fine grained security measures </text:p>
        </text:list-item>
      </text:list>
      <text:p text:style-name="P8"/>
      <text:p text:style-name="P5">Setting up a database for an enterprise</text:p>
      <text:list xml:id="list8179574676359717278" text:style-name="L6">
        <text:list-item>
          <text:p text:style-name="P20">Define high-level requirement</text:p>
        </text:list-item>
        <text:list-item>
          <text:p text:style-name="P24"><text:span text:style-name="T1">Define model containing appropri</text:span><text:span text:style-name="T2">a</text:span><text:span text:style-name="T1">te types of data and relationships</text:span></text:p>
        </text:list-item>
        <text:list-item>
          <text:p text:style-name="P24"><text:span text:style-name="T1">Define integrity constr</text:span><text:span text:style-name="T2">a</text:span><text:span text:style-name="T1">ints on data</text:span></text:p>
        </text:list-item>
        <text:list-item>
          <text:p text:style-name="P24"><text:span text:style-name="T1">Define physical lev</text:span><text:span text:style-name="T2">e</text:span><text:span text:style-name="T1">l using DSDL</text:span></text:p>
        </text:list-item>
        <text:list-item>
          <text:p text:style-name="P20">For each functional requirement define user interface to carryout the task and implement the same as apps</text:p>
        </text:list-item>
        <text:list-item>
          <text:p text:style-name="P20">Populate database.</text:p>
        </text:list-item>
      </text:list>
      <text:p text:style-name="P44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15:55:39.78</meta:creation-date>
    <dc:date>2013-09-22T22:12:11</dc:date>
    <meta:editing-duration>PT2H16M45S</meta:editing-duration>
    <meta:editing-cycles>17</meta:editing-cycles>
    <meta:generator>LibreOffice/4.0.2.2$Linux_x86 LibreOffice_project/400m0$Build-2</meta:generator>
    <dc:creator>Kempa </dc:creator>
    <meta:document-statistic meta:table-count="0" meta:image-count="0" meta:object-count="0" meta:page-count="3" meta:paragraph-count="82" meta:word-count="821" meta:character-count="5004" meta:non-whitespace-character-count="4302"/>
  </office:meta>
</office:document-meta>
</file>